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rial" officeooo:rsid="00152cb5" officeooo:paragraph-rsid="00152cb5"/>
    </style:style>
    <style:style style:name="P2" style:family="paragraph" style:parent-style-name="Standard">
      <style:paragraph-properties fo:text-align="center" style:justify-single-word="false"/>
      <style:text-properties style:font-name="Arial" fo:font-weight="bold" officeooo:rsid="00152cb5" officeooo:paragraph-rsid="00152cb5" style:font-weight-asian="bold" style:font-weight-complex="bold"/>
    </style:style>
    <style:style style:name="P3" style:family="paragraph" style:parent-style-name="Standard">
      <style:text-properties style:font-name="Arial" fo:font-weight="bold" officeooo:rsid="00170f49" officeooo:paragraph-rsid="00170f49" style:font-weight-asian="bold" style:font-weight-complex="bold"/>
    </style:style>
    <style:style style:name="P4" style:family="paragraph" style:parent-style-name="Standard">
      <style:text-properties style:font-name="Arial" officeooo:rsid="00170f49" officeooo:paragraph-rsid="00170f49"/>
    </style:style>
    <style:style style:name="P5" style:family="paragraph" style:parent-style-name="Standard">
      <style:text-properties style:font-name="Arial" officeooo:rsid="00170f49" officeooo:paragraph-rsid="00174bd9"/>
    </style:style>
    <style:style style:name="P6" style:family="paragraph" style:parent-style-name="Standard">
      <style:text-properties style:font-name="Arial" officeooo:rsid="001b09af" officeooo:paragraph-rsid="001b09af"/>
    </style:style>
    <style:style style:name="P7" style:family="paragraph" style:parent-style-name="Standard">
      <style:text-properties style:font-name="Arial" officeooo:rsid="001b18de" officeooo:paragraph-rsid="001b18de"/>
    </style:style>
    <style:style style:name="P8" style:family="paragraph" style:parent-style-name="Standard">
      <style:text-properties officeooo:paragraph-rsid="00170f49"/>
    </style:style>
    <style:style style:name="P9" style:family="paragraph" style:parent-style-name="Standard">
      <style:text-properties officeooo:rsid="00170f49" officeooo:paragraph-rsid="00170f49"/>
    </style:style>
    <style:style style:name="P10" style:family="paragraph" style:parent-style-name="Standard">
      <style:text-properties officeooo:rsid="00170f49" officeooo:paragraph-rsid="00174bd9"/>
    </style:style>
    <style:style style:name="P11" style:family="paragraph" style:parent-style-name="Standard">
      <style:text-properties officeooo:paragraph-rsid="00174bd9"/>
    </style:style>
    <style:style style:name="P12" style:family="paragraph" style:parent-style-name="Standard">
      <style:text-properties officeooo:rsid="001bcd79" officeooo:paragraph-rsid="001bcd79"/>
    </style:style>
    <style:style style:name="T1" style:family="text">
      <style:text-properties style:font-name="Arial"/>
    </style:style>
    <style:style style:name="T2" style:family="text">
      <style:text-properties style:font-name="Arial" officeooo:rsid="00170f49"/>
    </style:style>
    <style:style style:name="T3" style:family="text">
      <style:text-properties style:font-name="Arial" officeooo:rsid="001d1b66"/>
    </style:style>
    <style:style style:name="T4" style:family="text">
      <style:text-properties style:font-name="Arial" officeooo:rsid="001eb5bc"/>
    </style:style>
    <style:style style:name="T5" style:family="text">
      <style:text-properties style:font-name="Arial" officeooo:rsid="0020afdb"/>
    </style:style>
    <style:style style:name="T6" style:family="text">
      <style:text-properties officeooo:rsid="00174b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dentification, description linguistique et suivi des anglicismes en français, polonais et tchéque : méthodes et applications à la série -ing</text:p>
      <text:p text:style-name="P1"/>
      <text:p text:style-name="P1">Emmanuel Cartier</text:p>
      <text:p text:style-name="P1"/>
      <text:p text:style-name="P1"/>
      <text:p text:style-name="P1">Dans ce chapitre, nous décrivons une méthode pour identifier, décrire et suivre l’évolution de la diffusion de quelques formants empruntés à l’anglais dans trois langues. </text:p>
      <text:p text:style-name="P1"/>
      <text:p text:style-name="P1">Nous décrivons tout d’abord le choix des séries et les corpus utilisées pour étudier la diffusion respective des lexies formés sur la base des formants empruntés. Ensuite, nous décrivons la méthode d’exploitation des formants et lexies associées</text:p>
      <text:p text:style-name="P1"/>
      <text:p text:style-name="P3">I. Corpus d’étude et Outils utilisés au département</text:p>
      <text:p text:style-name="P6">1. Choix des corpus</text:p>
      <text:p text:style-name="P6">2. Outils existants pour l’analyse quantitative et qualitative</text:p>
      <text:p text:style-name="P7">3. Choix effectués dans ce travail</text:p>
      <text:p text:style-name="P7"/>
      <text:p text:style-name="P4"/>
      <text:p text:style-name="P3">II. Méthodes de description</text:p>
      <text:p text:style-name="P8"><text:span text:style-name="T2">1. Analyse statistique de la diffusion</text:span></text:p>
      <text:p text:style-name="P8"><text:span text:style-name="T2">2. Description linguistique des lexies</text:span></text:p>
      <text:p text:style-name="P8"><text:span text:style-name="T2">- </text:span><text:span text:style-name="T4">description linguistique</text:span></text:p>
      <text:p text:style-name="P8"><text:span text:style-name="T4">- description des relations entre lexies</text:span></text:p>
      <text:p text:style-name="P8"><text:span text:style-name="T4">- </text:span><text:span text:style-name="T5">étude des contextes et de leurs évolutions</text:span></text:p>
      <text:p text:style-name="P8"><text:span text:style-name="T2">3. Suivi diachronique des diffusions</text:span></text:p>
      <text:p text:style-name="P9"><text:span text:style-name="T1"/></text:p>
      <text:p text:style-name="P9"><text:span text:style-name="T1">III. Application à la description de la série -ing</text:span></text:p>
      <text:p text:style-name="P12"><text:span text:style-name="T1">1. </text:span><text:span text:style-name="T3">Etude quantitative de la diffusion sur la période 2014-2019</text:span></text:p>
      <text:p text:style-name="P12"><text:span text:style-name="T1">2. </text:span></text:p>
      <text:p text:style-name="P12"><text:span text:style-name="T1">3.</text:span></text:p>
      <text:p text:style-name="P9"><text:span text:style-name="T1"/></text:p>
      <text:p text:style-name="P9"><text:span text:style-name="T1"/></text:p>
      <text:p text:style-name="P9"><text:span text:style-name="T1"/></text:p>
      <text:p text:style-name="P9"><text:span text:style-name="T1">*******</text:span></text:p>
      <text:h text:style-name="Heading_20_1" text:outline-level="1">I. Corpus d’étude et Outils utilisés au département</text:h>
      <text:p text:style-name="P5"/>
      <text:p text:style-name="P5"/>
      <text:h text:style-name="Heading_20_1" text:outline-level="1">II. É<text:span text:style-name="T6">léments méthodologiques</text:span></text:h>
      <text:p text:style-name="P5"/>
      <text:h text:style-name="Heading_20_3" text:outline-level="3">1. Analyse statistique de la diffusion</text:h>
      <text:p text:style-name="P5"/>
      <text:h text:style-name="Heading_20_3" text:outline-level="3">2. Description linguistique des lexies</text:h>
      <text:p text:style-name="P11"><text:span text:style-name="T2"/></text:p>
      <text:h text:style-name="Heading_20_3" text:outline-level="3"><text:soft-page-break/>3. Suivi diachronique des diffusions</text:h>
      <text:p text:style-name="P10"><text:span text:style-name="T1"/></text:p>
      <text:h text:style-name="Heading_20_1" text:outline-level="1"/>
      <text:h text:style-name="Heading_20_1" text:outline-level="1">III. Application à la description de la série -ing</text:h>
      <text:p text:style-name="P10"><text:span text:style-name="T1"/></text:p>
      <text:p text:style-name="P10"><text:span text:style-name="T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4-26T09:20:18.055479000</meta:creation-date>
    <meta:generator>LibreOffice/6.4.1.2$MacOSX_X86_64 LibreOffice_project/4d224e95b98b138af42a64d84056446d09082932</meta:generator>
    <dc:date>2020-04-26T09:32:50.101960000</dc:date>
    <meta:editing-duration>PT12M28S</meta:editing-duration>
    <meta:editing-cycles>12</meta:editing-cycles>
    <meta:document-statistic meta:table-count="0" meta:image-count="0" meta:object-count="0" meta:page-count="2" meta:paragraph-count="26" meta:word-count="205" meta:character-count="1353" meta:non-whitespace-character-count="1172"/>
  </office:meta>
</office:document-meta>
</file>